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21daf" officeooo:paragraph-rsid="00121daf" style:font-size-asian="18pt" style:font-weight-asian="bold" style:font-size-complex="18pt" style:font-weight-complex="bold"/>
    </style:style>
    <style:style style:name="P2" style:family="paragraph" style:parent-style-name="Footnote">
      <style:text-properties fo:font-size="8pt" officeooo:paragraph-rsid="0012b520" style:font-size-asian="8pt" style:font-size-complex="8pt"/>
    </style:style>
    <style:style style:name="P3" style:family="paragraph" style:parent-style-name="Standard">
      <style:text-properties style:font-name="DejaVu Sans Mono" fo:font-size="18pt" officeooo:paragraph-rsid="00121daf" style:font-size-asian="18pt" style:font-size-complex="18pt"/>
    </style:style>
    <style:style style:name="P4" style:family="paragraph" style:parent-style-name="Standard">
      <style:text-properties style:font-name="DejaVu Sans Mono" fo:font-size="18pt" style:font-size-asian="18pt" style:font-size-complex="18pt"/>
    </style:style>
    <style:style style:name="P5" style:family="paragraph" style:parent-style-name="Standard">
      <style:text-properties style:font-name="DejaVu Sans Mono" fo:font-size="18pt" fo:font-style="italic" style:text-underline-style="solid" style:text-underline-width="auto" style:text-underline-color="font-color" fo:font-weight="bold" officeooo:paragraph-rsid="00121daf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DejaVu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DejaVu Sans Mono" fo:font-size="18pt" fo:font-style="italic" style:text-underline-style="solid" style:text-underline-width="auto" style:text-underline-color="font-color" fo:font-weight="bold" officeooo:rsid="0013aa94" officeooo:paragraph-rsid="0013aa94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font-name="DejaVu Sans Mono" fo:font-size="6pt" style:font-size-asian="6pt" style:font-size-complex="6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21daf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21d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21daf"/>
    </style:style>
    <style:style style:name="T8" style:family="text">
      <style:text-properties officeooo:rsid="00162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note text:id="ftn1" text:note-class="footnote"><text:note-citation>1</text:note-citation><text:note-body><text:p text:style-name="P2"><text:span text:style-name="T1">CCLI Song # 7139992 © 2019 CityAlight Music | Farren Love And War Publishing | Integrity's Alleluia! Music | Wanaaring Road Music. For use solely with the SongSelect® Terms of Use. All rights reserved. </text:span><text:a xlink:type="simple" xlink:href="http://www.ccli.com/" text:style-name="Internet_20_link" text:visited-style-name="Visited_20_Internet_20_Link"><text:span text:style-name="T1">www.ccli.com</text:span></text:a><text:span text:style-name="T1"> CCLI License # 3266058</text:span></text:p></text:note-body></text:note>Jesus, Strong and Kind</text:p>
      <text:p text:style-name="P3"/>
      <text:p text:style-name="P3"><text:span text:style-name="T2">VERSE </text:span><text:span text:style-name="T3">1</text:span><text:span text:style-name="T4"> <text:s/>Je-sus</text:span> said <text:span text:style-name="T5">t</text:span>hat if I thirst</text:p>
      <text:p text:style-name="P3"><text:s text:c="11"/>I should come to him</text:p>
      <text:p text:style-name="P3"><text:s text:c="9"/>No one else can sa-tis-fy</text:p>
      <text:p text:style-name="P3"><text:s text:c="11"/>I should come to him</text:p>
      <text:p text:style-name="P4"/>
      <text:p text:style-name="P3"><text:span text:style-name="T2">VERSE 2</text:span> <text:s/>Je-sus said <text:span text:style-name="T5">i</text:span>f I am weak</text:p>
      <text:p text:style-name="P3"><text:s text:c="11"/>I should come to him</text:p>
      <text:p text:style-name="P3"><text:s text:c="9"/>No one else can be my strength</text:p>
      <text:p text:style-name="P3"><text:s text:c="11"/>I should come to him</text:p>
      <text:p text:style-name="P4"/>
      <text:p text:style-name="P4"><text:span text:style-name="T2">CHORUS</text:span> <text:s text:c="2"/>For the Lord is good and faith-ful</text:p>
      <text:p text:style-name="P4"><text:s text:c="11"/>He will keep us day and night</text:p>
      <text:p text:style-name="P4"><text:s text:c="9"/>We can al-ways run to Je-sus</text:p>
      <text:p text:style-name="P4"><text:s text:c="11"/>Je-sus, strong and kind</text:p>
      <text:p text:style-name="P4"/>
      <text:p text:style-name="P4"><text:span text:style-name="T2">VERSE 3</text:span> <text:s/>Je-sus said <text:span text:style-name="T5">t</text:span>hat if I fear</text:p>
      <text:p text:style-name="P4"><text:s text:c="11"/>I should come to him</text:p>
      <text:p text:style-name="P4"><text:s text:c="9"/>No one else can be my shield</text:p>
      <text:p text:style-name="P4"><text:s text:c="11"/>I should come to him</text:p>
      <text:p text:style-name="P4"/>
      <text:p text:style-name="P5">CHORUS</text:p>
      <text:p text:style-name="P4"/>
      <text:p text:style-name="P4"><text:span text:style-name="T2">VERSE 4</text:span> <text:s/>Je-sus said if I am lost</text:p>
      <text:p text:style-name="P4"><text:s text:c="11"/>He will come to me</text:p>
      <text:p text:style-name="P4"><text:s text:c="9"/>And he showed me on that cross</text:p>
      <text:p text:style-name="P4"><text:s text:c="11"/>He will come to me</text:p>
      <text:p text:style-name="P4"/>
      <text:p text:style-name="P6">CHORUS<text:span text:style-name="T6"> </text:span><text:span text:style-name="T7">(x2)</text:span></text:p>
      <text:p text:style-name="P6"><text:span text:style-name="T7"/></text:p>
      <text:p text:style-name="P7"><text:span text:style-name="T5">O</text:span><text:span text:style-name="T8">UTRO</text:span><text:span text:style-name="T4"> <text:s text:c="3"/>Je-sus, strong and kind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1:46:16.811593411</meta:creation-date>
    <dc:date>2025-10-27T22:11:29.764884128</dc:date>
    <meta:editing-duration>PT49M10S</meta:editing-duration>
    <meta:editing-cycles>6</meta:editing-cycles>
    <meta:generator>LibreOffice/24.8.7.2$Linux_X86_64 LibreOffice_project/480$Build-2</meta:generator>
    <meta:print-date>2025-05-27T22:53:44.934242150</meta:print-date>
    <meta:printed-by>PDF files</meta:printed-by>
    <meta:document-statistic meta:table-count="0" meta:image-count="0" meta:object-count="0" meta:page-count="1" meta:paragraph-count="25" meta:word-count="174" meta:character-count="994" meta:non-whitespace-character-count="681"/>
  </office:meta>
</office:document-meta>
</file>